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a4fb" officeooo:paragraph-rsid="000aa4fb"/>
    </style:style>
    <style:style style:name="T1" style:family="text">
      <style:text-properties officeooo:rsid="000aa4fb"/>
    </style:style>
    <style:style style:name="T2" style:family="text">
      <style:text-properties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1. Вопрос. </text:span>Расскажите, как работает регуляризация в решающих деревьях, какие параметры мы штрафуем в данных алгоритмах?</text:p>
      <text:p text:style-name="Standard"/>
      <text:p text:style-name="P1">Ответ:</text:p>
      <text:p text:style-name="Standard"/>
      <text:p text:style-name="Standard">Она помогает модели обращать внимание лишь на те признаки, которые действительно имеют значение, и избавляться от шумов.</text:p>
      <text:p text:style-name="Standard"/>
      <text:p text:style-name="Standard">Во всех типах регуляризации присутствует <text:span text:style-name="Strong_20_Emphasis">штраф</text:span>, обозначаемый греческой буквой лямбда: λ. Именно он позволяет сократить количество шумов в данных.</text:p>
      <text:p text:style-name="Standard"/>
      <text:p text:style-name="Standard">Второй тип регуляризации — лассо или L1-регуляризация. Вместо того, чтобы начислять штрафы за каждый признак в данных, штрафы в ней начисляются лишь за признаки с большим значением коэффициентов. К тому же лассо может обнулять значения коэффициентов, тем самым полностью убирая признак из датасета (так как при вычислении результирующей переменной соответствующий признак будет умножен на ноль).</text:p>
      <text:p text:style-name="Standard"/>
      <text:p text:style-name="Standard"/>
      <text:p text:style-name="P1">2. Вопрос</text:p>
      <text:p text:style-name="P1"/>
      <text:p text:style-name="P1">По какому принципу рассчитывается "важность признака (feature_importance)" в ансамблях деревьев?</text:p>
      <text:p text:style-name="P1"/>
      <text:p text:style-name="P1">Ответ:</text:p>
      <text:p text:style-name="P1"/>
      <text:p text:style-name="P1"><text:span text:style-name="T2">Важность</text:span> <text:span text:style-name="T2">рассчитывается</text:span> для отдельного <text:span text:style-name="T2">дерева</text:span> решений по величине, на которую каждая точка разделения атрибута улучшает показатель производительности, взвешенный по количеству наблюдений, за которые отвечает узел. Показателем производительности может быть чистота (индекс Джини), используемая для выбора точек разделения, или другая более конкретная функция ошибок.</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3T16:41:37.677108418</meta:creation-date>
    <dc:date>2021-12-13T16:59:06.097165264</dc:date>
    <meta:editing-duration>PT7M18S</meta:editing-duration>
    <meta:editing-cycles>1</meta:editing-cycles>
    <meta:document-statistic meta:table-count="0" meta:image-count="0" meta:object-count="0" meta:page-count="1" meta:paragraph-count="9" meta:word-count="163" meta:character-count="1261" meta:non-whitespace-character-count="1106"/>
    <meta:generator>LibreOffice/6.4.7.2$Linux_X86_64 LibreOffice_project/40$Build-2</meta:generator>
  </office:meta>
</office:document-meta>
</file>